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paragraph-rsid="0001cdda"/>
    </style:style>
    <style:style style:name="P2" style:family="paragraph" style:parent-style-name="Standard">
      <style:paragraph-properties fo:margin-left="0in" fo:margin-right="0in" fo:text-indent="0in" style:auto-text-indent="false"/>
      <style:text-properties officeooo:paragraph-rsid="0001cdda"/>
    </style:style>
    <style:style style:name="P3" style:family="paragraph" style:parent-style-name="Standard">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4" style:family="paragraph" style:parent-style-name="Heading_20_1">
      <style:paragraph-properties fo:margin-left="0.4925in" fo:margin-right="0in" fo:text-indent="-0.3in" style:auto-text-indent="false"/>
      <style:text-properties officeooo:paragraph-rsid="0001cdda"/>
    </style:style>
    <style:style style:name="T1" style:family="text">
      <style:text-properties officeooo:rsid="0001cd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1">Fragebogen Minimalstandards (Okt./Nov. 2010)</text:span></text:h>
      <text:p text:style-name="P2"><text:span text:style-name="T1">Bitte kreuzen Sie an, ob die folgenden Aussagen auf den mathematischen Bereich Ihrer Hochschule zutreﬀen. Die Aussagen beziehen sich auf die aktuelle Version der Minimalstandards bzw. gehen aus ihnen hervor. Bei Unklarheiten ziehen Sie bitte den entsprechenden Abschnitt der Minimalstandards zu Rate.</text:span></text:p>
      <text:p text:style-name="P2"><text:span text:style-name="T1"/></text:p>
      <text:p text:style-name="P2"><text:span text:style-name="T1">Mehrere Antworten sind möglich.</text:span></text:p>
      <text:p text:style-name="P2"><text:span text:style-name="T1"/></text:p>
      <text:p text:style-name="P3"><text:span text:style-name="T1">Ihre Hochschule: ______________________</text:span></text:p>
      <text:p text:style-name="P3"><text:span text:style-name="T1"/></text:p>
      <text:p text:style-name="P2"><text:span text:style-name="T1">1. Diversität und Spezialisierung</text:span></text:p>
      <text:p text:style-name="P1"><text:span text:style-name="T1">[ ] Es werden mindestens zwei Richtungen in der Mathematik angeboten.</text:span></text:p>
      <text:p text:style-name="P1"><text:span text:style-name="T1">[ ] Es gibt genügend Veranstaltungen zur Vertiefung in mindestens zwei Richtungen.</text:span></text:p>
      <text:p text:style-name="P1"><text:span text:style-name="T1">[ ] Engagement und Selbstständigkeit von Studenten wird ermöglicht.</text:span></text:p>
      <text:p text:style-name="P2"><text:span text:style-name="T1">2. Erste Studienphase</text:span></text:p>
      <text:p text:style-name="P1"><text:span text:style-name="T1">[ ] Studenten werden an das mathematische Angebot herangeführt.</text:span></text:p>
      <text:p text:style-name="P1"><text:span text:style-name="T1">[ ] Unterschiedliche Vorkenntnisse werden berücksichtigt.</text:span></text:p>
      <text:p text:style-name="P1"><text:span text:style-name="T1">[ ] Studenten können leicht an unsere Hochschule wechseln.</text:span></text:p>
      <text:p text:style-name="P2"><text:span text:style-name="T1">3. Zweite Studienphase</text:span></text:p>
      <text:p text:style-name="P1"><text:span text:style-name="T1">[ ] Gleichwertige Leistungen von anderen Hochschulen werden anerkannt.</text:span></text:p>
      <text:p text:style-name="P2"><text:span text:style-name="T1">4. Dritte Studienphase</text:span></text:p>
      <text:p text:style-name="P1"><text:span text:style-name="T1">[ ] Studenten lernen selbstständig wissenschaftlich zu arbeiten.</text:span></text:p>
      <text:p text:style-name="P2"><text:span text:style-name="T1">5. Kontinuität</text:span></text:p>
      <text:p text:style-name="P1"><text:span text:style-name="T1">[ ] Das Studium ist unabhängig von gewählten Spezialisierungen in der Regelstudienzeit absol-</text:span></text:p>
      <text:p text:style-name="P1"><text:span text:style-name="T1">vierbar.</text:span></text:p>
      <text:p text:style-name="P1"><text:span text:style-name="T1">[ ] Der Ausfall eines Semester verlängert das Studium um höchstens zwei Semester.</text:span></text:p>
      <text:p text:style-name="P2"><text:span text:style-name="T1">6. Teilzeitstudium/Studieren mit Kind</text:span></text:p>
      <text:p text:style-name="P1"><text:span text:style-name="T1">[ ] Studieren mit Kind ist möglich.</text:span></text:p>
      <text:p text:style-name="P1"><text:span text:style-name="T1">[ ] Es gibt dafür einen Beispielstudienverlauf, der keinen ﬁnanziellen Nachteil nach sich zieht.</text:span></text:p>
      <text:p text:style-name="P2"><text:span text:style-name="T1">7. Prüfungen</text:span></text:p>
      <text:p text:style-name="P1"><text:span text:style-name="T1">[ ] Prüfungsmodalitäten werden zu Beginn jeder Veranstaltung transparent dargestellt.</text:span></text:p>
      <text:p text:style-name="P1"><text:span text:style-name="T1">[ ] Prüfungstermine werden mindestens einen Monat vorher angekündigt.</text:span></text:p>
      <text:p text:style-name="P1"><text:span text:style-name="T1">[ ] Prüfungen dürfen mindestens zweimal wiederholt werden.</text:span></text:p>
      <text:p text:style-name="P1"><text:span text:style-name="T1">[ ] Prüfungen können so zügig wiederholt werden, dass keine Verzögerung im Studienverlauf erfolgt.</text:span></text:p>
      <text:p text:style-name="P1"><text:span text:style-name="T1">[ ] Alternativ dürfen vor einer Prüfungswiederholung auch relevante Vorlesungen wiederholt werden.</text:span></text:p>
      <text:p text:style-name="P2"><text:span text:style-name="T1">8. Schriftliche Arbeiten</text:span></text:p>
      <text:p text:style-name="P1"><text:span text:style-name="T1">[ ] Aktive Betreuung von schriftlichen Arbeiten ist vorhanden.</text:span></text:p>
      <text:p text:style-name="P1"><text:span text:style-name="T1">[ ] Vergabe des Themas erfolgt zeitnah nach Anfrage.</text:span></text:p>
      <text:p text:style-name="P2"><text:span text:style-name="T1">9. Kontinuität der Studienordnung</text:span></text:p>
      <text:p text:style-name="P1"><text:span text:style-name="T1">[ ] Jedem Studenten, der in einer Studienordnung beginnt, ist es möglich, in dieser fertig zu studieren.</text:span></text:p>
      <text:p text:style-name="P2"><text:span text:style-name="T1">10. Freiheit des Lernens</text:span></text:p>
      <text:p text:style-name="P1"><text:span text:style-name="T1">[ ] Anwesenheitspﬂicht existiert höchstens bei Seminaren.</text:span></text:p>
      <text:p text:style-name="P1"><text:span text:style-name="T1">[ ] Ein autodidaktisches Studium wird nicht ausgeschlossen.</text:span></text:p>
      <text:p text:style-name="P1"><text:span text:style-name="T1">[ ] Prüfungen besitzen keine Zulassungsvoraussetzungen aus anderen Veranstaltungen.</text:span></text:p>
      <text:p text:style-name="P2"><text:soft-page-break/><text:span text:style-name="T1">11. Orientierung an den Interessen der Studierenden</text:span></text:p>
      <text:p text:style-name="P1"><text:span text:style-name="T1">[ ] Studenten sind durch gewählte Vertreter an allen Gremien beteiligt, die Studien- und Prüfungsordnungen beschließen.</text:span></text:p>
      <text:p text:style-name="P2"><text:span text:style-name="T1">12. Veranstaltungsformen</text:span></text:p>
      <text:p text:style-name="P1"><text:span text:style-name="T1">[ ] Alle Veranstaltungen der Hochschule sind frei zugänglich.</text:span></text:p>
      <text:p text:style-name="P1"><text:span text:style-name="T1">[ ] Alle Lehrenden sind außerhalb von Veranstaltungen erreichbar.</text:span></text:p>
      <text:p text:style-name="P1"><text:span text:style-name="T1">[ ] Die Lehrenden bzw. Betreuenden sind fachlich und didaktisch kompetent.</text:span></text:p>
      <text:p text:style-name="P1"><text:span text:style-name="T1">[ ] Es wird gelehrt, Probleme zu lösen.</text:span></text:p>
      <text:p text:style-name="P1"><text:span text:style-name="T1">[ ] Nachbereitung von Vorlesungen überschreitet nicht das eineinhalbfache der Vorlesungszeit.</text:span></text:p>
      <text:p text:style-name="P1"><text:span text:style-name="T1">[ ] Alle Veranstaltungen werden jedes Semester von Lehrenden und Studenten evaluiert.</text:span></text:p>
      <text:p text:style-name="P1"><text:span text:style-name="T1">[ ] Die Anforderungen aus dem Abschnitt „Vorlesung“ sind erfüllt.</text:span></text:p>
      <text:p text:style-name="P1"><text:span text:style-name="T1">[ ] Die Anforderungen aus dem Abschnitt „Übung/Tutorium“ sind erfüllt.</text:span></text:p>
      <text:p text:style-name="P1"><text:span text:style-name="T1">[ ] Die Anforderungen aus dem Abschnitt „Seminar“ sind erfüllt.</text:span></text:p>
      <text:p text:style-name="P2"><text:span text:style-name="T1">13. Infrastruktur</text:span></text:p>
      <text:p text:style-name="P1"><text:span text:style-name="T1">[ ] Die Anforderungen aus dem Abschnitt „Veranstaltungsräume“ sind erfüllt.</text:span></text:p>
      <text:p text:style-name="P1"><text:span text:style-name="T1">[ ] Die Anforderungen aus dem Abschnitt „Computerräume“ sind erfüllt.</text:span></text:p>
      <text:p text:style-name="P1"><text:span text:style-name="T1">[ ] Die Anforderungen aus dem Abschnitt „Studentische Arbeitsräume“ sind erfüllt.</text:span></text:p>
      <text:p text:style-name="P1"><text:span text:style-name="T1">[ ] Die Fachschaft wird durch die Hochschule unterstützt.</text:span></text:p>
      <text:p text:style-name="P1"><text:span text:style-name="T1">[ ] Der Fachschaft steht die im Abschnitt „Fachschaft“ genannte Infrastruktur zur Verfügung.</text:span></text:p>
      <text:p text:style-name="P1"><text:span text:style-name="T1">[ ] Fachschaftssitzungen werden ermöglicht.</text:span></text:p>
      <text:p text:style-name="P1"><text:span text:style-name="T1">[ ] Alle Räumlichkeiten sind barrierefrei zugänglich.</text:span></text:p>
      <text:p text:style-name="P1"><text:span text:style-name="T1">[ ] Aufeinander folgende Pﬂichtveranstaltungen ﬁnden räumlich nahe genug beieinander statt.</text:span></text:p>
      <text:p text:style-name="P1"><text:span text:style-name="T1">[ ] Gebäude und Räume sind deutlich sichtbar gekennzeichnet.</text:span></text:p>
      <text:p text:style-name="P1"><text:span text:style-name="T1">[ ] Die Anforderungen aus dem Abschnitt „Bibliothek“ sind erfüllt.</text:span></text:p>
      <text:p text:style-name="P2"><text:span text:style-name="T1">14. Service</text:span></text:p>
      <text:p text:style-name="P1"><text:span text:style-name="T1">[ ] Die Anforderungen aus dem Abschnitt „Studienberatung“ sind erfüllt.</text:span></text:p>
      <text:p text:style-name="P1"><text:span text:style-name="T1">[ ] Die Anforderungen aus dem Abschnitt „Fachberatung“ sind erfüllt.</text:span></text:p>
      <text:p text:style-name="P1"><text:span text:style-name="T1">[ ] Die Anforderungen aus dem Abschnitt „Betreuung der Studienanfänger“ sind erfüllt.</text:span></text:p>
      <text:p text:style-name="P1"><text:span text:style-name="T1">[ ] Die Anforderungen aus dem Abschnitt „Praktikum“ sind erfüllt (nur relevant für Pﬂichtpraktika)</text:span></text:p>
      <text:p text:style-name="P1"><text:span text:style-name="T1">[ ] Die Anforderungen aus dem Abschnitt „Webseite“ sind erfüllt.</text:span></text:p>
      <text:p text:style-name="P1"><text:span text:style-name="T1">[ ] Studenten werden bzgl. des Auslandsstudiums beraten.</text:span></text:p>
      <text:p text:style-name="P1"><text:span text:style-name="T1">[ ] Studenten aus dem Ausland werden beim Einﬁnden in der Hochschule unterstützt.</text:span></text:p>
      <text:p text:style-name="P1"><text:span text:style-name="T1"/></text:p>
      <text:p text:style-name="P1"><text:span text:style-name="T1"/></text:p>
      <text:p text:style-name="P2"><text:span text:style-name="T1">Wir danken Ihnen für Ihre Antworten und bitten um Zusendung per E-Mail an </text:span><text:a xlink:type="simple" xlink:href="mailto:buero@die-koma.org"><text:span text:style-name="T1">buero@die-koma.org</text:span></text:a><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as Cord-Landwehr</meta:initial-creator>
    <meta:creation-date>2010-11-09T18:51:09</meta:creation-date>
    <meta:document-statistic meta:table-count="0" meta:image-count="0" meta:object-count="0" meta:page-count="2" meta:paragraph-count="70" meta:word-count="638" meta:character-count="4464"/>
    <dc:date>2010-11-09T18:57:01</dc:date>
    <dc:creator>Andreas Cord-Landwehr</dc:creator>
    <meta:editing-duration>PT00H05M56S</meta:editing-duration>
    <meta:editing-cycles>1</meta:editing-cycles>
    <meta:generator>OpenOffice.org/3.2$Linux OpenOffice.org_project/320m19$Build-9505</meta:generator>
  </office:meta>
</office:document-meta>
</file>